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cd4" officeooo:paragraph-rsid="0015dcd4"/>
    </style:style>
    <style:style style:name="P2" style:family="paragraph" style:parent-style-name="Text_20_body">
      <style:text-properties officeooo:rsid="0015dcd4" officeooo:paragraph-rsid="0015dcd4"/>
    </style:style>
    <style:style style:name="P3" style:family="paragraph" style:parent-style-name="Text_20_body">
      <style:text-properties officeooo:rsid="0016141f" officeooo:paragraph-rsid="0016141f"/>
    </style:style>
    <style:style style:name="P4" style:family="paragraph" style:parent-style-name="Text_20_body">
      <style:text-properties officeooo:rsid="0016d817" officeooo:paragraph-rsid="0016d817"/>
    </style:style>
    <style:style style:name="P5" style:family="paragraph" style:parent-style-name="Heading_20_3">
      <style:text-properties officeooo:rsid="0015dcd4" officeooo:paragraph-rsid="0015dcd4"/>
    </style:style>
    <style:style style:name="P6" style:family="paragraph" style:parent-style-name="Heading_20_3">
      <style:text-properties officeooo:rsid="0016141f" officeooo:paragraph-rsid="0016141f"/>
    </style:style>
    <style:style style:name="T1" style:family="text">
      <style:text-properties officeooo:rsid="001614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okumentace k projektu z předmětu SIN pro rok 2017/2018</text:h>
      <text:h text:style-name="Heading_20_1" text:outline-level="1">Inteligentní budovy</text:h>
      <text:p text:style-name="P1">Jan Kotráš (xkotra01), <text:s/>Michal Tabášek (xtabas ---- sem se dopis ---)</text:p>
      <text:p text:style-name="P1"/>
      <text:h text:style-name="P5" text:outline-level="3">Zadání projektu.</text:h>
      <text:p text:style-name="P2">Cílem tohoto projektu je vytvořit simulaci inteligentní budovy či jejího podsystému. Daný systém následně implementovat pomocí vhodných simulačních nástrojů a grafických rozhraní. </text:p>
      <text:h text:style-name="Heading_20_3" text:outline-level="3">Zvolený subsystém</text:h>
      <text:p text:style-name="P2">Jako vzorový subsystém jsem jsi vzolili účetbnu cvt v budově fakulty informačních technoligii VUT v Brně. Tento subsystém obsahuje několik velice zajímacch částí na které se lze zaměřit. Jedná se například o systém klimatizace a vzduchotechniky, systém osvětlení, systém zabezpečení učebny a potažmo i celé budovy. </text:p>
      <text:p text:style-name="P2">Pro projekt jsme se zaměřily zejména na subsystém osvětlení, který sčítá nějako mechanických tak inteligentních částí. Jmenovitě – clonění proti slunci (žaluzie), osvětlení, ovládání osvětlení <text:span text:style-name="T1">a ostatních prvků systému</text:span>, různé senzory intenzity osvětlení ať už umělého či přirozeného a další zdroje světla jako např. dataprojektor. </text:p>
      <text:h text:style-name="Heading_20_3" text:outline-level="3">Návrh řešení</text:h>
      <text:p text:style-name="P3">V návrhu řešení bylo zvolena že výsledný systém bude postaven na „agentech“, tedy se bude jedna o agentní systém. Pro podporu a implementaci se z doporučených nástrojů, nejvíce zamlouval systém JADE, který obsahuje podpůrné nástroje pro tvorbu agentních systémů. Symulační systém JADE je napsaný v programovacím jazyce Java z čehož také vychází implementační jazyk tohoto systému. Pro podporu grafického rozhraní jsme zvolili systém Domoticz, který je právě určen primárně jako grafický terminál k ovládání Inteligentních budov. Jeho další výhodou je nazávislost na symulační části projektu, neboť Domoticz pracuje jako webová služba s API rozhraním. </text:p>
      <text:h text:style-name="P6" text:outline-level="3">Simulační část</text:h>
      <text:p text:style-name="P4">Jako architekturu agentů jsme zvolili postup kdy každý z agentů obsluhuje danou část podsystému. Následně komunikuje pomocí zpráv s ostatními agenty. Díky příchozím zprávám také reaguje a změny v systému tím že obsluhuje svoji mechanické část. </text:p>
      <text:p text:style-name="P4">Konkrétní implementaci budeme částečně demostrovat na příkladu: </text:p>
      <text:p text:style-name="P4">Každý mechanický prvek v systému a jeho stav je reprezentován třídou, kterou lze serializovat. Tato třída reprezentuje aktuální stav prvku, tedy například v případě světla třída reprezentuje zdali je světlo zapnuté a jakou má intenzitu. Informace o tomto stavu jsi uchovováva daný agent, který má za úkol přímou obsluhu světelnýh zdrojů v místnosti. Tento agent provadí tzn. chování což jsou rutiny nutné pro obsluhu řízení. Jedna z rutin bude například aktualizace reprezetace stavu světelného zdroje v případě změny (např. Stisknutí vypínače). Další z rutin je obsluha dané změny, tedy zaslání zprávy jiným agentům o změně stavu světelného zdroje. Agent obsluhující světelné <text:soft-page-break/>zdroje může také jako jednu z rutin příjímat zprávy od jiných agentů a příslušně na ně reagovat. Tedy v případě projektu: Pokud agent obsluhují světla obdrží informace (zprávu) od agenta obsluhují dataprojektor, tak na jí zareaguje tak že sníží intenzitu světla ve zdrojích světla poblíž dataprojektoru a promítacího plátna. </text:p>
      <text:p text:style-name="P3">TODO doplnit po impelementaci</text:p>
      <text:p text:style-name="P3">+ nějaké obrázky. </text:p>
      <text:h text:style-name="Heading_20_3" text:outline-level="3">GUI</text:h>
      <text:p text:style-name="P3">TODO doplinit po implementaci s nějakými obráz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0:06:19.229642006</meta:creation-date>
    <dc:date>2017-12-01T20:45:22.160508129</dc:date>
    <meta:editing-duration>PT32S</meta:editing-duration>
    <meta:editing-cycles>1</meta:editing-cycles>
    <meta:document-statistic meta:table-count="0" meta:image-count="0" meta:object-count="0" meta:page-count="2" meta:paragraph-count="18" meta:word-count="445" meta:character-count="3087" meta:non-whitespace-character-count="2651"/>
    <meta:generator>LibreOffice/5.1.6.2$Linux_X86_64 LibreOffice_project/10m0$Build-2</meta:generator>
  </office:meta>
</office:document-meta>
</file>